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2010000003E00000009D09C4D3C814D9B22.png" manifest:media-type="image/png"/>
  <manifest:file-entry manifest:full-path="Pictures/1000513600000AA200000320063D659497C23F08.svg" manifest:media-type="image/svg+xml"/>
  <manifest:file-entry manifest:full-path="Pictures/100022CE0000083B0000014DE611148DF41A4AF4.svg" manifest:media-type="image/svg+xml"/>
  <manifest:file-entry manifest:full-path="Pictures/10000201000000890000001B5F32B114D6797855.png" manifest:media-type="image/png"/>
  <manifest:file-entry manifest:full-path="Pictures/10000201000000B20000001BD4D4B647D30B618D.png" manifest:media-type="image/png"/>
  <manifest:file-entry manifest:full-path="Pictures/10000201000000660000001E643ADC9A352E1215.png" manifest:media-type="image/png"/>
  <manifest:file-entry manifest:full-path="Pictures/1000752200001C6B000002EACE6B98E6A6D2F7D4.svg" manifest:media-type="image/svg+xml"/>
  <manifest:file-entry manifest:full-path="Pictures/1000A033000024AF00000324C6137FDDDC26D058.svg" manifest:media-type="image/svg+xml"/>
  <manifest:file-entry manifest:full-path="Pictures/10000201000000190000000C48A772528C45E58B.png" manifest:media-type="image/png"/>
  <manifest:file-entry manifest:full-path="Pictures/10000201000001100000001C3C584B370E524C6D.png" manifest:media-type="image/png"/>
  <manifest:file-entry manifest:full-path="Pictures/10000201000000660000000ED1CE4CC50B065B9F.png" manifest:media-type="image/png"/>
  <manifest:file-entry manifest:full-path="Pictures/100002010000015F0000001EF9AD2FDD5B6AEAC3.png" manifest:media-type="image/png"/>
  <manifest:file-entry manifest:full-path="Pictures/10001F54000005810000017A4ABE1CA9823846D7.svg" manifest:media-type="image/svg+xml"/>
  <manifest:file-entry manifest:full-path="Pictures/100002010000000A0000000B2D71072E32267562.png" manifest:media-type="image/png"/>
  <manifest:file-entry manifest:full-path="Pictures/100002010000015F0000001EB027E64F85D788CE.png" manifest:media-type="image/png"/>
  <manifest:file-entry manifest:full-path="Pictures/100050DF00000E4D000002CD7F71293027F0643A.svg" manifest:media-type="image/svg+xml"/>
  <manifest:file-entry manifest:full-path="Pictures/1000230D0000057D0000015FEE1938B6844C6188.svg" manifest:media-type="image/svg+xml"/>
  <manifest:file-entry manifest:full-path="Pictures/10000201000000350000000EEE33D8E2061326B2.png" manifest:media-type="image/png"/>
  <manifest:file-entry manifest:full-path="Pictures/1000445B00000893000002EA522EDA4C296E775D.svg" manifest:media-type="image/svg+xml"/>
  <manifest:file-entry manifest:full-path="Pictures/10000201000000660000001EA69C395DE099F841.png" manifest:media-type="image/png"/>
  <manifest:file-entry manifest:full-path="Pictures/10000201000000350000001190CF202FE839D26E.png" manifest:media-type="image/png"/>
  <manifest:file-entry manifest:full-path="Pictures/10000820000000FE00000116C643579E431B54F3.svg" manifest:media-type="image/svg+xml"/>
  <manifest:file-entry manifest:full-path="Pictures/10000201000000660000001E90A86F9EE10BBDB0.png" manifest:media-type="image/png"/>
  <manifest:file-entry manifest:full-path="Pictures/1000A357000024AF00000324CCC8973853BBC296.svg" manifest:media-type="image/svg+xml"/>
  <manifest:file-entry manifest:full-path="Pictures/10000201000000350000000D69C239F13D5E13DB.png" manifest:media-type="image/png"/>
  <manifest:file-entry manifest:full-path="Pictures/100002010000008B0000000ED345119961FDB640.png" manifest:media-type="image/png"/>
  <manifest:file-entry manifest:full-path="Pictures/100002010000004F0000000C8C963193324A7EA8.png" manifest:media-type="image/png"/>
  <manifest:file-entry manifest:full-path="Pictures/10000201000000520000001C7816A25C74026E5E.png" manifest:media-type="image/png"/>
  <manifest:file-entry manifest:full-path="Pictures/10001FAC0000058D000001C1F6C850E8395C20BC.svg" manifest:media-type="image/svg+xml"/>
  <manifest:file-entry manifest:full-path="Pictures/10000201000000B20000000E5443E10D2B0A6B3C.png" manifest:media-type="image/png"/>
  <manifest:file-entry manifest:full-path="Pictures/100071080000129B0000017AEEFA3D5C529B7B10.svg" manifest:media-type="image/svg+xml"/>
  <manifest:file-entry manifest:full-path="Pictures/100007150000010E0000012B228C91917CD36019.svg" manifest:media-type="image/svg+xml"/>
  <manifest:file-entry manifest:full-path="Pictures/10000C1C000001210000011367D5FBB50DA6AC0D.svg" manifest:media-type="image/svg+xml"/>
  <manifest:file-entry manifest:full-path="Pictures/100002010000000B0000000A6877CD5731289054.png" manifest:media-type="image/png"/>
  <manifest:file-entry manifest:full-path="Pictures/10006D8100001482000002E34581D8BF22954530.svg" manifest:media-type="image/svg+xml"/>
  <manifest:file-entry manifest:full-path="Pictures/100010770000029300000148071B533D0593C3FD.svg" manifest:media-type="image/svg+xml"/>
  <manifest:file-entry manifest:full-path="Pictures/100011830000067100000100FA932DC45845BB77.svg" manifest:media-type="image/svg+xml"/>
  <manifest:file-entry manifest:full-path="Pictures/100075100000140E000001A79CD4EB55F309315A.svg" manifest:media-type="image/svg+xml"/>
  <manifest:file-entry manifest:full-path="Pictures/10000F4B0000027D00000113CD4FA3E2E3039560.svg" manifest:media-type="image/svg+xml"/>
  <manifest:file-entry manifest:full-path="Pictures/10000201000000180000000A21DAFDF3C26B99E5.png" manifest:media-type="image/png"/>
  <manifest:file-entry manifest:full-path="Pictures/100045B700000A9E0000017AD7929253427C2DAB.svg" manifest:media-type="image/svg+xml"/>
  <manifest:file-entry manifest:full-path="Pictures/10000201000000090000000A99162C87CF81BC1E.png" manifest:media-type="image/png"/>
  <manifest:file-entry manifest:full-path="Pictures/1000020100000005000000093E6991309311311C.png" manifest:media-type="image/png"/>
  <manifest:file-entry manifest:full-path="Pictures/10000201000000C0000000102E03C7BAF16439BD.png" manifest:media-type="image/png"/>
  <manifest:file-entry manifest:full-path="Pictures/100002010000008B0000000E3C16D95F688B0A85.png" manifest:media-type="image/png"/>
  <manifest:file-entry manifest:full-path="Pictures/10000201000000C40000001B3A02C4BFE1274B67.png" manifest:media-type="image/png"/>
  <manifest:file-entry manifest:full-path="Pictures/100060540000129E000002E392876FFF438C28D3.svg" manifest:media-type="image/svg+xml"/>
  <manifest:file-entry manifest:full-path="Pictures/1000050C0000008E000000FAA97116E0403CFF76.svg" manifest:media-type="image/svg+xml"/>
  <manifest:file-entry manifest:full-path="Pictures/1000647600000D8600000320701D0B967F7F87B3.svg" manifest:media-type="image/svg+xml"/>
  <manifest:file-entry manifest:full-path="Pictures/10000201000000810000001E88366417A9D11028.png" manifest:media-type="image/png"/>
  <manifest:file-entry manifest:full-path="Pictures/10004FE800000E780000017A77D23575AB9451D1.svg" manifest:media-type="image/svg+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2" svg:font-family="Arial" style:font-family-generic="swiss"/>
    <style:font-face style:name="Comfortaa" svg:font-family="Comfortaa" style:font-adornments="Regular" style:font-pitch="variable"/>
    <style:font-face style:name="Arial" svg:font-family="Arial" style:font-family-generic="roman" style:font-pitch="variable"/>
    <style:font-face style:name="Comfortaa2" svg:font-family="Comfortaa" style:font-family-generic="roman" style:font-pitch="variable"/>
    <style:font-face style:name="Comfortaa1" svg:font-family="Comfortaa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ejaVu Sans1" svg:font-family="'DejaVu Sans'" style:font-family-generic="swiss" style:font-pitch="variable"/>
    <style:font-face style:name="Noto Sans Devanagari1" svg:font-family="'Noto Sans Devanagari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93cm" fo:min-width="26.134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909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724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556cm" fo:min-width="12.818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17.261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66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dash" draw:stroke-dash="Fine_20_Dashed" svg:stroke-width="0.053cm" draw:marker-start-width="0.279cm" draw:marker-end-width="0.279cm" draw:fill="none" draw:textarea-horizontal-align="justify" draw:textarea-vertical-align="middle" draw:auto-grow-height="false" fo:min-height="4.511cm" fo:min-width="7.453cm" fo:padding-top="0.151cm" fo:padding-bottom="0.151cm" fo:padding-left="0.276cm" fo:padding-right="0.276cm"/>
    </style:style>
    <style:style style:name="gr1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objectwithoutfill">
      <style:graphic-properties svg:stroke-width="0.081cm" svg:stroke-color="#c9211e" draw:marker-start-width="0.321cm" draw:marker-end="Arrow" draw:marker-end-width="0.321cm" draw:fill="solid" draw:textarea-vertical-align="middle" fo:padding-top="0.165cm" fo:padding-bottom="0.165cm" fo:padding-left="0.29cm" fo:padding-right="0.29cm"/>
    </style:style>
    <style:style style:name="gr12" style:family="graphic" style:parent-style-name="standard">
      <style:graphic-properties draw:textarea-horizontal-align="justify" draw:textarea-vertical-align="middle" draw:auto-grow-height="false" fo:min-height="0.526cm" fo:min-width="0.624cm"/>
    </style:style>
    <style:style style:name="gr13" style:family="graphic" style:parent-style-name="standard">
      <style:graphic-properties draw:stroke="dash" draw:stroke-dash="Fine_20_Dashed" svg:stroke-width="0.053cm" draw:marker-start-width="0.279cm" draw:marker-end-width="0.279cm" draw:fill="none" draw:textarea-horizontal-align="justify" draw:textarea-vertical-align="middle" draw:auto-grow-height="false" fo:min-height="3.596cm" fo:min-width="6.902cm" fo:padding-top="0.151cm" fo:padding-bottom="0.151cm" fo:padding-left="0.276cm" fo:padding-right="0.276cm"/>
    </style:style>
    <style:style style:name="gr14" style:family="graphic" style:parent-style-name="objectwithoutfill">
      <style:graphic-properties draw:fill="solid" draw:textarea-vertical-align="middle"/>
    </style:style>
    <style:style style:name="gr1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6" style:family="graphic" style:parent-style-name="objectwithoutfill">
      <style:graphic-properties svg:stroke-color="#c9211e" draw:marker-end="Arrow" draw:fill="solid" draw:textarea-vertical-align="middle"/>
    </style:style>
    <style:style style:name="gr17" style:family="graphic" style:parent-style-name="standard">
      <style:graphic-properties draw:stroke="dash" draw:stroke-dash="Fine_20_Dashed" svg:stroke-width="0.053cm" draw:marker-start-width="0.279cm" draw:marker-end-width="0.279cm" draw:fill="none" draw:textarea-horizontal-align="justify" draw:textarea-vertical-align="middle" draw:auto-grow-height="false" fo:min-height="2.65cm" fo:min-width="8.781cm" fo:padding-top="0.151cm" fo:padding-bottom="0.151cm" fo:padding-left="0.276cm" fo:padding-right="0.276cm"/>
    </style:style>
    <style:style style:name="gr18" style:family="graphic" style:parent-style-name="standard">
      <style:graphic-properties draw:stroke="dash" draw:stroke-dash="Fine_20_Dashed" svg:stroke-width="0.035cm" svg:stroke-color="#158466" draw:marker-start-width="0.252cm" draw:marker-end-width="0.252cm" draw:fill="solid" draw:fill-color="#eeeeee" draw:textarea-horizontal-align="justify" draw:textarea-vertical-align="middle" draw:auto-grow-height="false" fo:min-height="0.343cm" fo:min-width="1.622cm" fo:padding-top="0.142cm" fo:padding-bottom="0.142cm" fo:padding-left="0.267cm" fo:padding-right="0.267cm"/>
    </style:style>
    <style:style style:name="gr19" style:family="graphic" style:parent-style-name="objectwithoutfill">
      <style:graphic-properties svg:stroke-width="0.035cm" svg:stroke-color="#158466" draw:marker-start-width="0.252cm" draw:marker-end="Arrow" draw:marker-end-width="0.252cm" draw:fill="solid" draw:textarea-vertical-align="middle" fo:padding-top="0.142cm" fo:padding-bottom="0.142cm" fo:padding-left="0.267cm" fo:padding-right="0.267cm"/>
    </style:style>
    <style:style style:name="gr20" style:family="graphic" style:parent-style-name="standard">
      <style:graphic-properties draw:stroke="dash" draw:stroke-dash="Fine_20_Dashed" svg:stroke-width="0.035cm" svg:stroke-color="#c9211e" draw:marker-start-width="0.252cm" draw:marker-end-width="0.252cm" draw:fill="solid" draw:fill-color="#eeeeee" draw:textarea-horizontal-align="justify" draw:textarea-vertical-align="middle" draw:auto-grow-height="false" fo:min-height="0.343cm" fo:min-width="0.904cm" fo:padding-top="0.142cm" fo:padding-bottom="0.142cm" fo:padding-left="0.267cm" fo:padding-right="0.267cm"/>
    </style:style>
    <style:style style:name="gr21" style:family="graphic" style:parent-style-name="objectwithoutfill">
      <style:graphic-properties svg:stroke-width="0.035cm" svg:stroke-color="#c9211e" draw:marker-start-width="0.252cm" draw:marker-end="Arrow" draw:marker-end-width="0.252cm" draw:fill="solid" draw:textarea-vertical-align="middle" fo:padding-top="0.142cm" fo:padding-bottom="0.142cm" fo:padding-left="0.267cm" fo:padding-right="0.267cm"/>
    </style:style>
    <style:style style:name="gr22" style:family="graphic" style:parent-style-name="standard">
      <style:graphic-properties draw:fill="none" draw:textarea-vertical-align="middle" draw:auto-grow-height="false" fo:min-height="3.362cm" fo:min-width="0cm"/>
    </style:style>
    <style:style style:name="gr23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5" style:family="graphic" style:parent-style-name="standard">
      <style:graphic-properties draw:stroke="dash" draw:stroke-dash="Fine_20_Dashed" svg:stroke-width="0.053cm" draw:marker-start-width="0.279cm" draw:marker-end-width="0.279cm" draw:fill="none" draw:textarea-horizontal-align="justify" draw:textarea-vertical-align="middle" draw:auto-grow-height="false" fo:min-height="1.762cm" fo:min-width="10.91cm" fo:padding-top="0.151cm" fo:padding-bottom="0.151cm" fo:padding-left="0.276cm" fo:padding-right="0.276cm"/>
    </style:style>
    <style:style style:name="gr26" style:family="graphic" style:parent-style-name="standard">
      <style:graphic-properties draw:stroke="dash" draw:stroke-dash="Fine_20_Dashed" svg:stroke-width="0.053cm" draw:marker-start-width="0.279cm" draw:marker-end-width="0.279cm" draw:fill="none" draw:textarea-horizontal-align="justify" draw:textarea-vertical-align="middle" draw:auto-grow-height="false" fo:min-height="1.557cm" fo:min-width="10.291cm" fo:padding-top="0.151cm" fo:padding-bottom="0.151cm" fo:padding-left="0.276cm" fo:padding-right="0.276cm"/>
    </style:style>
    <style:style style:name="gr27" style:family="graphic" style:parent-style-name="objectwithoutfill">
      <style:graphic-properties draw:marker-end="Arrow" draw:marker-end-width="0.3cm" draw:fill="solid" draw:textarea-vertical-align="middle"/>
    </style:style>
    <style:style style:name="gr28" style:family="graphic" style:parent-style-name="standard">
      <style:graphic-properties draw:stroke="dash" draw:stroke-dash="Fine_20_Dashed" svg:stroke-width="0.053cm" draw:marker-start-width="0.279cm" draw:marker-end-width="0.279cm" draw:fill="none" draw:textarea-horizontal-align="justify" draw:textarea-vertical-align="middle" draw:auto-grow-height="false" fo:min-height="1.99cm" fo:min-width="6.169cm" fo:padding-top="0.151cm" fo:padding-bottom="0.151cm" fo:padding-left="0.276cm" fo:padding-right="0.276cm"/>
    </style:style>
    <style:style style:name="gr29" style:family="graphic" style:parent-style-name="objectwithoutfill">
      <style:graphic-properties draw:marker-end="Arrow" draw:fill="solid" draw:textarea-vertical-align="middle"/>
    </style:style>
    <style:style style:name="gr30" style:family="graphic" style:parent-style-name="standard">
      <style:graphic-properties draw:stroke="dash" draw:stroke-dash="Fine_20_Dashed" svg:stroke-width="0.053cm" draw:marker-start-width="0.279cm" draw:marker-end-width="0.279cm" draw:fill="none" draw:textarea-horizontal-align="justify" draw:textarea-vertical-align="middle" draw:auto-grow-height="false" fo:min-height="5.2cm" fo:min-width="7.236cm" fo:padding-top="0.151cm" fo:padding-bottom="0.151cm" fo:padding-left="0.276cm" fo:padding-right="0.276cm"/>
    </style:style>
    <style:style style:name="gr31" style:family="graphic" style:parent-style-name="standard">
      <style:graphic-properties draw:stroke="dash" draw:stroke-dash="Fine_20_Dashed" svg:stroke-width="0.053cm" draw:marker-start-width="0.279cm" draw:marker-end-width="0.279cm" draw:fill="none" draw:textarea-horizontal-align="justify" draw:textarea-vertical-align="middle" draw:auto-grow-height="false" fo:min-height="2.678cm" fo:min-width="12.334cm" fo:padding-top="0.151cm" fo:padding-bottom="0.151cm" fo:padding-left="0.276cm" fo:padding-right="0.276cm"/>
    </style:style>
    <style:style style:name="gr32" style:family="graphic" style:parent-style-name="standard">
      <style:graphic-properties draw:stroke="dash" draw:stroke-dash="Fine_20_Dashed" svg:stroke-width="0.053cm" draw:marker-start-width="0.279cm" draw:marker-end-width="0.279cm" draw:fill="none" draw:textarea-horizontal-align="justify" draw:textarea-vertical-align="middle" draw:auto-grow-height="false" fo:min-height="3.253cm" fo:min-width="12.656cm" fo:padding-top="0.151cm" fo:padding-bottom="0.151cm" fo:padding-left="0.276cm" fo:padding-right="0.276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-notes">
      <style:graphic-properties draw:fill-color="#ffffff" fo:min-height="12.572cm"/>
    </style:style>
    <style:style style:name="P1" style:family="paragraph">
      <style:text-properties fo:language="en" fo:country="US"/>
    </style:style>
    <style:style style:name="P2" style:family="paragraph">
      <loext:graphic-properties draw:fill="none" draw:fill-color="#ffffff"/>
      <style:text-properties fo:font-size="48pt" fo:language="en" fo:country="US" style:font-size-asian="48pt" style:font-size-complex="48pt"/>
    </style:style>
    <style:style style:name="P3" style:family="paragraph">
      <loext:graphic-properties draw:fill="none" draw:fill-color="#ffffff"/>
      <style:text-properties fo:language="en" fo:country="US"/>
    </style:style>
    <style:style style:name="P4" style:family="paragraph">
      <style:paragraph-properties fo:margin-left="0cm" fo:margin-right="0cm" fo:margin-top="0.5cm" fo:margin-bottom="0.5cm" fo:line-height="100%" fo:text-indent="0cm"/>
      <style:text-properties fo:language="en" fo:country="US"/>
    </style:style>
    <style:style style:name="P5" style:family="paragraph">
      <loext:graphic-properties draw:fill="none" draw:fill-color="#ffffff"/>
      <style:paragraph-properties fo:margin-left="0cm" fo:margin-right="0cm" fo:margin-top="0.5cm" fo:margin-bottom="0.5cm" fo:line-height="100%" fo:text-indent="0cm"/>
      <style:text-properties style:use-window-font-color="true" fo:font-size="18pt" fo:language="en" fo:country="US"/>
    </style:style>
    <style:style style:name="P6" style:family="paragraph">
      <loext:graphic-properties draw:fill-color="#ffffff"/>
      <style:text-properties fo:language="en" fo:country="US"/>
    </style:style>
    <style:style style:name="P7" style:family="paragraph">
      <loext:graphic-properties draw:fill="none" draw:fill-color="#ffffff"/>
      <style:text-properties fo:font-size="32pt" fo:language="en" fo:country="US" style:font-size-asian="32pt" style:font-size-complex="32pt"/>
    </style:style>
    <style:style style:name="P8" style:family="paragraph">
      <style:text-properties fo:language="en" fo:country="US" fo:font-weight="bold" style:font-weight-asian="bold" style:font-weight-complex="bold"/>
    </style:style>
    <style:style style:name="P9" style:family="paragraph">
      <loext:graphic-properties draw:fill="none" draw:fill-color="#ffffff"/>
      <style:text-properties fo:language="en" fo:country="US" fo:font-weight="bold" style:font-weight-asian="bold" style:font-weight-complex="bold"/>
    </style:style>
    <style:style style:name="P10" style:family="paragraph">
      <loext:graphic-properties draw:fill="none"/>
      <style:paragraph-properties fo:text-align="center"/>
      <style:text-properties fo:language="en" fo:country="US"/>
    </style:style>
    <style:style style:name="P11" style:family="paragraph">
      <style:paragraph-properties fo:text-align="center"/>
      <style:text-properties fo:language="en" fo:country="US"/>
    </style:style>
    <style:style style:name="P12" style:family="paragraph">
      <loext:graphic-properties draw:fill="solid"/>
      <style:paragraph-properties fo:text-align="end"/>
      <style:text-properties fo:language="en" fo:country="US"/>
    </style:style>
    <style:style style:name="P13" style:family="paragraph">
      <style:paragraph-properties fo:text-align="end"/>
      <style:text-properties fo:color="#c9211e" fo:language="en" fo:country="US"/>
    </style:style>
    <style:style style:name="P14" style:family="paragraph">
      <loext:graphic-properties draw:fill="none" draw:fill-color="#ffffff"/>
      <style:paragraph-properties fo:text-align="end"/>
      <style:text-properties fo:color="#c9211e" fo:font-size="15pt" fo:language="en" fo:country="US" style:font-size-asian="15pt" style:font-size-complex="15pt"/>
    </style:style>
    <style:style style:name="P15" style:family="paragraph">
      <style:paragraph-properties fo:text-align="center"/>
      <style:text-properties fo:language="en" fo:country="US" fo:font-weight="normal" style:font-weight-asian="normal" style:font-weight-complex="normal"/>
    </style:style>
    <style:style style:name="P16" style:family="paragraph">
      <loext:graphic-properties draw:fill="none" draw:fill-color="#ffffff"/>
      <style:paragraph-properties fo:text-align="center"/>
      <style:text-properties fo:language="en" fo:country="US" fo:font-weight="normal" style:font-weight-asian="normal" style:font-weight-complex="normal"/>
    </style:style>
    <style:style style:name="P17" style:family="paragraph">
      <style:paragraph-properties fo:text-align="end"/>
      <style:text-properties fo:language="en" fo:country="US"/>
    </style:style>
    <style:style style:name="P18" style:family="paragraph">
      <loext:graphic-properties draw:fill="none" draw:fill-color="#ffffff"/>
      <style:paragraph-properties fo:text-align="end"/>
      <style:text-properties fo:language="en" fo:country="US"/>
    </style:style>
    <style:style style:name="P19" style:family="paragraph">
      <style:paragraph-properties fo:text-align="start"/>
    </style:style>
    <style:style style:name="P20" style:family="paragraph">
      <loext:graphic-properties draw:fill="none" draw:fill-color="#ffffff"/>
      <style:paragraph-properties fo:text-align="start"/>
      <style:text-properties fo:language="en" fo:country="US"/>
    </style:style>
    <style:style style:name="P21" style:family="paragraph">
      <style:paragraph-properties fo:margin-left="0cm" fo:margin-right="0cm" fo:margin-top="0.3cm" fo:margin-bottom="0.3cm" fo:line-height="100%" fo:text-align="end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2" style:family="paragraph">
      <loext:graphic-properties draw:fill="none" draw:fill-color="#ffffff"/>
      <style:paragraph-properties fo:margin-left="0cm" fo:margin-right="0cm" fo:margin-top="0.3cm" fo:margin-bottom="0.3cm" fo:line-height="100%" fo:text-align="end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language="en" fo:country="US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3" style:family="paragraph">
      <style:paragraph-properties fo:text-align="end"/>
    </style:style>
    <style:style style:name="P24" style:family="paragraph">
      <loext:graphic-properties draw:fill="none" draw:fill-color="#ffffff"/>
      <style:paragraph-properties fo:text-align="end"/>
      <style:text-properties fo:font-size="18pt" fo:language="en" fo:country="US" style:font-size-asian="18pt" style:font-size-complex="18pt"/>
    </style:style>
    <style:style style:name="P25" style:family="paragraph">
      <loext:graphic-properties draw:fill="solid" draw:fill-color="#eeeeee"/>
      <style:paragraph-properties fo:text-align="center"/>
      <style:text-properties fo:language="en" fo:country="US"/>
    </style:style>
    <style:style style:name="P26" style:family="paragraph">
      <loext:graphic-properties draw:fill="none" draw:fill-color="#ffffff"/>
      <style:paragraph-properties fo:text-align="end"/>
      <style:text-properties fo:color="#c9211e" fo:language="en" fo:country="US"/>
    </style:style>
    <style:style style:name="P27" style:family="paragraph">
      <style:paragraph-properties fo:text-align="end"/>
      <style:text-properties fo:color="#c9211e"/>
    </style:style>
    <style:style style:name="P28" style:family="paragraph">
      <style:paragraph-properties fo:text-align="end"/>
      <style:text-properties fo:color="#158466" fo:language="en" fo:country="US"/>
    </style:style>
    <style:style style:name="P29" style:family="paragraph">
      <loext:graphic-properties draw:fill="none" draw:fill-color="#ffffff"/>
      <style:paragraph-properties fo:text-align="end"/>
      <style:text-properties fo:color="#158466" fo:font-size="13pt" fo:language="en" fo:country="US" style:font-size-asian="13pt" style:font-size-complex="13pt"/>
    </style:style>
    <style:style style:name="P30" style:family="paragraph">
      <style:paragraph-properties fo:text-align="end"/>
      <style:text-properties fo:color="#158466"/>
    </style:style>
    <style:style style:name="P31" style:family="paragraph">
      <style:paragraph-properties fo:margin-left="0cm" fo:margin-right="0cm" fo:margin-top="0.6cm" fo:margin-bottom="0.6cm" fo:line-height="100%" fo:text-align="end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2" style:family="paragraph">
      <loext:graphic-properties draw:fill="none" draw:fill-color="#ffffff"/>
      <style:paragraph-properties fo:margin-left="0cm" fo:margin-right="0cm" fo:margin-top="0.6cm" fo:margin-bottom="0.6cm" fo:line-height="100%" fo:text-align="end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language="en" fo:country="US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3" style:family="paragraph">
      <loext:graphic-properties draw:fill="none" draw:fill-color="#ffffff"/>
      <style:paragraph-properties fo:text-align="end"/>
      <style:text-properties fo:font-size="14pt" fo:language="en" fo:country="US" style:font-size-asian="14pt" style:font-size-complex="14pt"/>
    </style:style>
    <style:style style:name="P34" style:family="paragraph">
      <loext:graphic-properties draw:fill="none" draw:fill-color="#ffffff"/>
      <style:paragraph-properties fo:text-align="end"/>
      <style:text-properties fo:color="#c9211e" fo:font-size="48pt" fo:language="en" fo:country="US" style:font-size-asian="48pt" style:font-size-complex="48pt"/>
    </style:style>
    <style:style style:name="P35" style:family="paragraph">
      <style:paragraph-properties fo:text-align="end"/>
      <style:text-properties fo:color="#2a6099" fo:language="en" fo:country="US"/>
    </style:style>
    <style:style style:name="P36" style:family="paragraph">
      <loext:graphic-properties draw:fill="none" draw:fill-color="#ffffff"/>
      <style:paragraph-properties fo:text-align="end"/>
      <style:text-properties fo:color="#2a6099" fo:language="en" fo:country="US"/>
    </style:style>
    <style:style style:name="P37" style:family="paragraph">
      <style:paragraph-properties fo:text-align="start"/>
      <style:text-properties fo:color="#2a6099" fo:language="en" fo:country="US"/>
    </style:style>
    <style:style style:name="P38" style:family="paragraph">
      <loext:graphic-properties draw:fill="none" draw:fill-color="#ffffff"/>
      <style:paragraph-properties fo:text-align="start"/>
      <style:text-properties fo:color="#2a6099" fo:language="en" fo:country="US"/>
    </style:style>
    <style:style style:name="T1" style:family="text">
      <style:text-properties fo:font-size="48pt" fo:language="en" fo:country="US" style:font-size-asian="48pt" style:font-size-complex="48pt"/>
    </style:style>
    <style:style style:name="T2" style:family="text">
      <style:text-properties fo:language="en" fo:country="US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5983b0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c9211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style:text-position="super 58%" fo:font-size="32pt" style:font-size-asian="32pt" style:font-size-complex="32pt"/>
    </style:style>
    <style:style style:name="T8" style:family="text">
      <style:text-properties style:text-position="super 58%"/>
    </style:style>
    <style:style style:name="T9" style:family="text">
      <style:text-properties style:text-position="33% 58%"/>
    </style:style>
    <style:style style:name="T10" style:family="text">
      <style:text-properties fo:font-size="15pt" style:font-size-asian="15pt" style:font-size-complex="15pt"/>
    </style:style>
    <style:style style:name="T11" style:family="text">
      <style:text-properties fo:color="#c9211e" fo:font-size="18pt" style:font-size-asian="18pt" style:font-size-complex="18pt"/>
    </style:style>
    <style:style style:name="T12" style:family="text">
      <style:text-properties fo:font-size="18pt" style:font-size-asian="18pt" style:font-size-complex="18pt"/>
    </style:style>
    <style:style style:name="T13" style:family="text">
      <style:text-properties fo:font-size="13pt" style:font-size-asian="13pt" style:font-size-complex="13pt"/>
    </style:style>
    <style:style style:name="T14" style:family="text">
      <style:text-properties fo:color="#c9211e"/>
    </style:style>
    <style:style style:name="T15" style:family="text">
      <style:text-properties fo:color="#c9211e" style:text-position="-33% 58%"/>
    </style:style>
    <style:style style:name="T16" style:family="text">
      <style:text-properties fo:color="#c9211e" style:text-position="-33% 58%" fo:font-size="18pt" style:font-size-asian="18pt" style:font-size-complex="18pt"/>
    </style:style>
    <style:style style:name="T17" style:family="text">
      <style:text-properties fo:font-size="14pt" style:font-size-asian="14pt" style:font-size-complex="14pt"/>
    </style:style>
    <style:style style:name="T18" style:family="text">
      <style:text-properties fo:font-size="48pt" style:font-size-asian="48pt" style:font-size-complex="4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➔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presentation:footer-decl presentation:name="ftr1">Prof. Gerson - UFU/2019</presentation:footer-decl>
      <presentation:date-time-decl presentation:name="dtd1" presentation:source="fixed">Física Computacional</presentation:date-time-decl>
      <draw:page draw:name="Capa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g>
          <draw:frame draw:style-name="gr1" draw:text-style-name="P2" draw:layer="layout" svg:width="26.634cm" svg:height="2.143cm" svg:x="0.508cm" svg:y="1.92cm">
            <draw:text-box>
              <text:p text:style-name="P1"><text:span text:style-name="T1">Introdução à Física Computacional</text:span></text:p>
            </draw:text-box>
          </draw:frame>
          <draw:frame draw:style-name="gr2" draw:text-style-name="P3" draw:layer="layout" svg:width="4.409cm" svg:height="0.962cm" svg:x="1.031cm" svg:y="1.577cm">
            <draw:text-box>
              <text:p text:style-name="P1"><text:span text:style-name="T2">Notas de aula</text:span></text:p>
            </draw:text-box>
          </draw:frame>
          <draw:frame draw:style-name="gr3" draw:text-style-name="P3" draw:layer="layout" svg:width="8.224cm" svg:height="0.962cm" svg:x="19.223cm" svg:y="3.733cm">
            <draw:text-box>
              <text:p text:style-name="P1"><text:span text:style-name="T2">Prof. Gerson – UFU – 2019</text:span></text:p>
            </draw:text-box>
          </draw:frame>
        </draw:g>
        <draw:frame draw:style-name="gr4" draw:text-style-name="P5" draw:layer="layout" svg:width="13.318cm" svg:height="5.806cm" svg:x="5.73cm" svg:y="6.111cm">
          <draw:text-box>
            <text:p text:style-name="P4"><text:span text:style-name="T3">Atendimento:</text:span></text:p>
            <text:list text:style-name="L2">
              <text:list-item>
                <text:list>
                  <text:list-item>
                    <text:p text:style-name="P4"><text:span text:style-name="T3">Sala 1A225</text:span></text:p>
                  </text:list-item>
                  <text:list-item>
                    <text:p text:style-name="P4"><text:span text:style-name="T3">Email: </text:span><text:span text:style-name="T4"><text:a xlink:href="mailto:gersonjferreira@ufu.br" xlink:type="simple">gersonjferreira@ufu.br</text:a></text:span></text:p>
                  </text:list-item>
                  <text:list-item>
                    <text:p text:style-name="P4"><text:span text:style-name="T3">Webpage: </text:span><text:span text:style-name="T4"><text:a xlink:href="http://gjferreira.wordpress.com/" xlink:type="simple">http://gjferreira.wordpress.com</text:a></text:span></text:p>
                  </text:list-item>
                  <text:list-item>
                    <text:p text:style-name="P4"><text:span text:style-name="T5">Horário: sextas-feiras 16:00 – 16:50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8.624cm" svg:height="10.476cm" svg:x="1.482cm" svg:y="2.123cm" draw:page-number="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use-footer-name="ftr1" presentation:use-date-time-name="dtd1">
        <office:forms form:automatic-focus="false" form:apply-design-mode="false"/>
        <draw:frame draw:style-name="gr6" draw:text-style-name="P7" draw:layer="layout" svg:width="19.142cm" svg:height="1.559cm" svg:x="1.213cm" svg:y="0.526cm">
          <draw:text-box>
            <text:p text:style-name="P1"><text:span text:style-name="T6">1</text:span><text:span text:style-name="T7">st</text:span><text:span text:style-name="T6"> and 2</text:span><text:span text:style-name="T7">nd</text:span><text:span text:style-name="T6"> order differential equations</text:span></text:p>
          </draw:text-box>
        </draw:frame>
        <draw:frame draw:style-name="gr7" draw:text-style-name="P3" draw:layer="layout" svg:width="18.976cm" svg:height="1.721cm" svg:x="1.857cm" svg:y="2.111cm">
          <draw:text-box>
            <text:p text:style-name="P1">→ While Euler and Runge-Kutta solve 1<text:span text:style-name="T8">st</text:span> order ODEs,</text:p>
            <text:p text:style-name="P1"><text:tab/>in physics we often deal with 2<text:span text:style-name="T8">nd</text:span> order ODEs → Newton’s law</text:p>
          </draw:text-box>
        </draw:frame>
        <draw:g xml:id="id3" draw:id="id3">
          <draw:frame draw:style-name="gr8" draw:text-style-name="P9" draw:layer="layout" svg:width="5.006cm" svg:height="0.962cm" svg:x="18.149cm" svg:y="4.304cm">
            <draw:text-box>
              <text:p text:style-name="P8">2<text:span text:style-name="T9">nd</text:span> order ODEs</text:p>
            </draw:text-box>
          </draw:frame>
          <draw:custom-shape draw:style-name="gr9" draw:text-style-name="P10" draw:layer="layout" svg:width="8.525cm" svg:height="5.333cm" svg:x="16.373cm" svg:y="5.24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svg:title>TexMaths</svg:title>
            <svg:desc>28§display§\dfrac{d^2\vec{r}(t)}{dt^2} = \vec{a}(t, \vec{r}(t))§svg§600§FALSE§</svg:desc>
            <draw:frame draw:style-name="gr10" draw:text-style-name="P11" draw:layer="layout" svg:width="7.619cm" svg:height="2.237cm" svg:x="16.756cm" svg:y="5.469cm">
              <draw:image xlink:href="Pictures/1000513600000AA200000320063D659497C23F08.svg" xlink:type="simple" xlink:show="embed" xlink:actuate="onLoad" loext:mime-type="image/svg+xml">
                <text:p/>
              </draw:image>
              <draw:image xlink:href="Pictures/10000201000000660000001E90A86F9EE10BBDB0.png" xlink:type="simple" xlink:show="embed" xlink:actuate="onLoad" loext:mime-type="image/png"/>
            </draw:frame>
          </draw:g>
          <draw:g>
            <svg:title>TexMaths</svg:title>
            <svg:desc>22§display§\vec{r}(0) = \vec{r}_0§svg§600§FALSE§</svg:desc>
            <draw:frame draw:style-name="gr10" draw:text-style-name="P11" draw:layer="layout" svg:width="3.098cm" svg:height="0.829cm" svg:x="18.058cm" svg:y="8.081cm">
              <draw:image xlink:href="Pictures/10001F54000005810000017A4ABE1CA9823846D7.svg" xlink:type="simple" xlink:show="embed" xlink:actuate="onLoad" loext:mime-type="image/svg+xml">
                <text:p/>
              </draw:image>
              <draw:image xlink:href="Pictures/10000201000000350000000EEE33D8E2061326B2.png" xlink:type="simple" xlink:show="embed" xlink:actuate="onLoad" loext:mime-type="image/png"/>
            </draw:frame>
          </draw:g>
          <draw:g>
            <svg:title>TexMaths</svg:title>
            <svg:desc>22§display§\dot{\vec{r}}(0) = \vec{v}_0§svg§600§FALSE§</svg:desc>
            <draw:frame draw:style-name="gr10" draw:text-style-name="P11" draw:layer="layout" svg:width="3.124cm" svg:height="0.986cm" svg:x="18.058cm" svg:y="9.38cm">
              <draw:image xlink:href="Pictures/10001FAC0000058D000001C1F6C850E8395C20BC.svg" xlink:type="simple" xlink:show="embed" xlink:actuate="onLoad" loext:mime-type="image/svg+xml">
                <text:p/>
              </draw:image>
              <draw:image xlink:href="Pictures/10000201000000350000001190CF202FE839D26E.png" xlink:type="simple" xlink:show="embed" xlink:actuate="onLoad" loext:mime-type="image/png"/>
            </draw:frame>
          </draw:g>
        </draw:g>
        <draw:g xml:id="id4" draw:id="id4">
          <draw:path draw:style-name="gr11" draw:text-style-name="P12" draw:layer="layout" svg:width="5.348cm" svg:height="6.865cm" draw:transform="rotate (2.8925341693302) translate (15.9114104368293cm 11.4061463917103cm)" svg:viewBox="0 0 5349 6866" svg:d="M0 6790c236-6 446 98 691 72 239-24 454-115 685-128 302-17 481-266 620-475 155-233 238-526 216-825-19-267-70-532-69-799 1-285-39-540-53-825-15-284-42-561-11-837 34-295 72-592 111-888 42-321 211-608 305-917 87-284 206-643 528-746 241-77 478-175 726-230 219-49 441-96 654-166 289-96 535 100 771 211l175 69">
            <text:p/>
          </draw:path>
          <draw:frame draw:style-name="gr8" draw:text-style-name="P14" draw:layer="layout" svg:width="4.68cm" svg:height="0.839cm" draw:transform="rotate (1.16587994033221) translate (12.328cm 9.758cm)">
            <draw:text-box>
              <text:p text:style-name="P13"><text:span text:style-name="T10">reduction of order</text:span></text:p>
            </draw:text-box>
          </draw:frame>
        </draw:g>
        <draw:g xml:id="id2" draw:id="id2">
          <draw:frame draw:style-name="gr8" draw:text-style-name="P16" draw:layer="layout" svg:width="4.058cm" svg:height="1.673cm" svg:x="5.081cm" svg:y="11.404cm">
            <draw:text-box>
              <text:p text:style-name="P15">Runge-Kutta</text:p>
              <text:p text:style-name="P15">[<text:a xlink:href="https://en.wikipedia.org/wiki/Runge–Kutta_methods" xlink:type="simple">wikipedia</text:a>]</text:p>
            </draw:text-box>
          </draw:frame>
          <draw:custom-shape draw:style-name="gr12" draw:text-style-name="P11" draw:layer="layout" svg:width="1.524cm" svg:height="1.524cm" draw:transform="rotate (-1.5707963267949) translate (7.874cm 9.814cm)">
            <text:p/>
            <draw:enhanced-geometry svg:viewBox="0 0 21600 21600" draw:text-areas="0 ?f0 ?f5 ?f2" draw:type="right-arrow" draw:modifiers="10452.9836065574 5297.31147540984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g xml:id="id5" draw:id="id5">
          <draw:frame draw:style-name="gr8" draw:text-style-name="P16" draw:layer="layout" svg:width="3.457cm" svg:height="1.673cm" svg:x="19.059cm" svg:y="12.304cm">
            <draw:text-box>
              <text:p text:style-name="P15">Verlet</text:p>
              <text:p text:style-name="P15">[<text:a xlink:href="https://en.wikipedia.org/wiki/Verlet_integration" xlink:type="simple">wikipedia</text:a>]</text:p>
            </draw:text-box>
          </draw:frame>
          <draw:custom-shape draw:style-name="gr12" draw:text-style-name="P11" draw:layer="layout" svg:width="1.524cm" svg:height="1.524cm" draw:transform="rotate (-1.5707963267949) translate (21.59cm 10.804cm)">
            <text:p/>
            <draw:enhanced-geometry svg:viewBox="0 0 21600 21600" draw:text-areas="0 ?f0 ?f5 ?f2" draw:type="right-arrow" draw:modifiers="10452.9836065574 5297.31147540984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g xml:id="id1" draw:id="id1">
          <draw:frame draw:style-name="gr8" draw:text-style-name="P9" draw:layer="layout" svg:width="4.883cm" svg:height="0.962cm" svg:x="4.648cm" svg:y="4.304cm">
            <draw:text-box>
              <text:p text:style-name="P8">1<text:span text:style-name="T9">st</text:span> order ODEs</text:p>
            </draw:text-box>
          </draw:frame>
          <draw:custom-shape draw:style-name="gr13" draw:text-style-name="P10" draw:layer="layout" svg:width="7.874cm" svg:height="4.318cm" svg:x="3.172cm" svg:y="5.24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svg:title>TexMaths</svg:title>
            <svg:desc>22§display§\vec{y}(0) = \vec{y}_0§svg§600§FALSE§</svg:desc>
            <draw:frame draw:style-name="gr10" draw:text-style-name="P11" draw:layer="layout" svg:width="3.089cm" svg:height="0.77cm" svg:x="5.08cm" svg:y="8.219cm">
              <draw:image xlink:href="Pictures/1000230D0000057D0000015FEE1938B6844C6188.svg" xlink:type="simple" xlink:show="embed" xlink:actuate="onLoad" loext:mime-type="image/svg+xml">
                <text:p/>
              </draw:image>
              <draw:image xlink:href="Pictures/10000201000000350000000D69C239F13D5E13DB.png" xlink:type="simple" xlink:show="embed" xlink:actuate="onLoad" loext:mime-type="image/png"/>
            </draw:frame>
          </draw:g>
          <draw:g>
            <svg:title>TexMaths</svg:title>
            <svg:desc>28§display§\dfrac{d \vec{y}(t)}{dt} = \vec{f}(t, \vec{y})§svg§600§FALSE§</svg:desc>
            <draw:frame draw:style-name="gr10" draw:text-style-name="P11" draw:layer="layout" svg:width="6.143cm" svg:height="2.086cm" svg:x="4.09cm" svg:y="5.597cm">
              <draw:image xlink:href="Pictures/1000445B00000893000002EA522EDA4C296E775D.svg" xlink:type="simple" xlink:show="embed" xlink:actuate="onLoad" loext:mime-type="image/svg+xml">
                <text:p/>
              </draw:image>
              <draw:image xlink:href="Pictures/10000201000000520000001C7816A25C74026E5E.png" xlink:type="simple" xlink:show="embed" xlink:actuate="onLoad" loext:mime-type="image/png"/>
            </draw:frame>
          </draw:g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4">
          <draw:page-thumbnail draw:style-name="gr5" draw:layer="layout" svg:width="18.624cm" svg:height="10.476cm" svg:x="1.482cm" svg:y="2.123cm" draw:page-number="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use-footer-name="ftr1" presentation:use-date-time-name="dtd1">
        <office:forms form:automatic-focus="false" form:apply-design-mode="false"/>
        <draw:frame draw:style-name="gr6" draw:text-style-name="P7" draw:layer="layout" svg:width="17.761cm" svg:height="1.517cm" svg:x="1.213cm" svg:y="0.527cm">
          <draw:text-box>
            <text:p text:style-name="P1"><text:span text:style-name="T6">Verlet integration</text:span></text:p>
          </draw:text-box>
        </draw:frame>
        <draw:g xml:id="id10" draw:id="id10">
          <svg:title>TexMaths</svg:title>
          <svg:desc>22§display§r(t+\Delta t) \approx r(t) + \Delta t \; r'(t) + \dfrac{\Delta t^2}{2} r''(t) + \dfrac{\Delta t^3}{3!} r'''(t) + \mathcal{O}(\Delta t^4)§svg§600§FALSE§</svg:desc>
          <draw:frame draw:style-name="gr10" draw:text-style-name="P11" draw:layer="layout" svg:width="20.658cm" svg:height="1.767cm" svg:x="4.68cm" svg:y="4.635cm">
            <draw:image xlink:href="Pictures/1000A357000024AF00000324CCC8973853BBC296.svg" xlink:type="simple" xlink:show="embed" xlink:actuate="onLoad" loext:mime-type="image/svg+xml">
              <text:p/>
            </draw:image>
            <draw:image xlink:href="Pictures/100002010000015F0000001EF9AD2FDD5B6AEAC3.png" xlink:type="simple" xlink:show="embed" xlink:actuate="onLoad" loext:mime-type="image/png"/>
          </draw:frame>
        </draw:g>
        <draw:g>
          <svg:title>TexMaths</svg:title>
          <svg:desc>22§display§\dfrac{d^2\vec{r}(t)}{dt^2} = \vec{a}(t, \vec{r}(t))§svg§600§FALSE§</svg:desc>
          <draw:frame draw:style-name="gr10" draw:text-style-name="P11" draw:layer="layout" svg:width="5.986cm" svg:height="1.758cm" svg:x="16.611cm" svg:y="0.654cm">
            <draw:image xlink:href="Pictures/1000513600000AA200000320063D659497C23F08.svg" xlink:type="simple" xlink:show="embed" xlink:actuate="onLoad" loext:mime-type="image/svg+xml">
              <text:p/>
            </draw:image>
            <draw:image xlink:href="Pictures/10000201000000660000001EA69C395DE099F841.png" xlink:type="simple" xlink:show="embed" xlink:actuate="onLoad" loext:mime-type="image/png"/>
          </draw:frame>
        </draw:g>
        <draw:frame draw:style-name="gr8" draw:text-style-name="P18" draw:layer="layout" svg:width="6.31cm" svg:height="0.962cm" svg:x="10.148cm" svg:y="1.026cm">
          <draw:text-box>
            <text:p text:style-name="P17">→ We want to solve:</text:p>
          </draw:text-box>
        </draw:frame>
        <draw:line draw:style-name="gr14" draw:text-style-name="P12" draw:layer="layout" svg:x1="1.27cm" svg:y1="3.048cm" svg:x2="26.924cm" svg:y2="3.048cm">
          <text:p/>
        </draw:line>
        <draw:frame draw:style-name="gr8" draw:text-style-name="P20" draw:layer="layout" svg:width="13.498cm" svg:height="1.673cm" svg:x="1.186cm" svg:y="3.156cm">
          <draw:text-box>
            <text:p xml:id="id6" text:id="id6" text:style-name="P19">How to discretize the second order derivative?</text:p>
            <text:p xml:id="id7" text:id="id7" text:style-name="P19">… Taylor …</text:p>
          </draw:text-box>
        </draw:frame>
        <draw:g xml:id="id11" draw:id="id11">
          <svg:title>TexMaths</svg:title>
          <svg:desc>22§display§r(t-\Delta t) \approx r(t) - \Delta t \; r'(t) + \dfrac{\Delta t^2}{2} r''(t) - \dfrac{\Delta t^3}{3!} r'''(t) + \mathcal{O}(\Delta t^4)§svg§600§FALSE§</svg:desc>
          <draw:frame draw:style-name="gr10" draw:text-style-name="P11" draw:layer="layout" svg:width="20.658cm" svg:height="1.767cm" svg:x="4.681cm" svg:y="6.635cm">
            <draw:image xlink:href="Pictures/1000A033000024AF00000324C6137FDDDC26D058.svg" xlink:type="simple" xlink:show="embed" xlink:actuate="onLoad" loext:mime-type="image/svg+xml">
              <text:p/>
            </draw:image>
            <draw:image xlink:href="Pictures/100002010000015F0000001EB027E64F85D788CE.png" xlink:type="simple" xlink:show="embed" xlink:actuate="onLoad" loext:mime-type="image/png"/>
          </draw:frame>
        </draw:g>
        <draw:frame draw:style-name="gr15" draw:text-style-name="P22" draw:layer="layout" svg:width="3.389cm" svg:height="2.984cm" svg:x="1.225cm" svg:y="5.106cm">
          <draw:text-box>
            <text:p xml:id="id8" text:id="id8" text:style-name="P21">forward:</text:p>
            <text:p text:style-name="P21"/>
            <text:p xml:id="id9" text:id="id9" text:style-name="P21">backward:</text:p>
          </draw:text-box>
        </draw:frame>
        <draw:line draw:style-name="gr14" draw:text-style-name="P12" draw:layer="layout" svg:x1="1.27cm" svg:y1="9.048cm" svg:x2="26.924cm" svg:y2="9.048cm">
          <text:p/>
        </draw:line>
        <draw:frame draw:style-name="gr8" draw:text-style-name="P18" draw:layer="layout" svg:width="5.514cm" svg:height="0.962cm" svg:x="1.348cm" svg:y="9.206cm">
          <draw:text-box>
            <text:p xml:id="id12" text:id="id12" text:style-name="P23">Sum both to get...</text:p>
          </draw:text-box>
        </draw:frame>
        <draw:g xml:id="id13" draw:id="id13">
          <svg:title>TexMaths</svg:title>
          <svg:desc>22§display§r''(t) = \dfrac{r(t-\Delta t) - 2r(t) + r(t+\Delta t)}{\Delta t^2} + \mathcal{O}(\Delta t^2)§svg§600§FALSE§</svg:desc>
          <draw:frame draw:style-name="gr10" draw:text-style-name="P11" draw:layer="layout" svg:width="16.003cm" svg:height="1.639cm" svg:x="7.383cm" svg:y="9.667cm">
            <draw:image xlink:href="Pictures/1000752200001C6B000002EACE6B98E6A6D2F7D4.svg" xlink:type="simple" xlink:show="embed" xlink:actuate="onLoad" loext:mime-type="image/svg+xml">
              <text:p/>
            </draw:image>
            <draw:image xlink:href="Pictures/10000201000001100000001C3C584B370E524C6D.png" xlink:type="simple" xlink:show="embed" xlink:actuate="onLoad" loext:mime-type="image/png"/>
          </draw:frame>
        </draw:g>
        <draw:g xml:id="id15" draw:id="id15">
          <svg:title>TexMaths</svg:title>
          <svg:desc>22§display§r''_n = \dfrac{r_{n-1} - 2 r_n + r_{n+1}}{\Delta t^2}§svg§600§FALSE§</svg:desc>
          <draw:frame draw:style-name="gr10" draw:text-style-name="P11" draw:layer="layout" svg:width="8.052cm" svg:height="1.575cm" svg:x="8.239cm" svg:y="12.122cm">
            <draw:image xlink:href="Pictures/100050DF00000E4D000002CD7F71293027F0643A.svg" xlink:type="simple" xlink:show="embed" xlink:actuate="onLoad" loext:mime-type="image/svg+xml">
              <text:p/>
            </draw:image>
            <draw:image xlink:href="Pictures/10000201000000890000001B5F32B114D6797855.png" xlink:type="simple" xlink:show="embed" xlink:actuate="onLoad" loext:mime-type="image/png"/>
          </draw:frame>
        </draw:g>
        <draw:g xml:id="id14" draw:id="id14">
          <draw:path draw:style-name="gr16" draw:text-style-name="P12" draw:layer="layout" svg:width="1.553cm" svg:height="2.542cm" draw:transform="rotate (-2.67105188725212) translate (8.25746430841826cm 12.8594275219611cm)" svg:viewBox="0 0 1554 2543" svg:d="M0 2498c247 47 506 67 749 12 273-62 407-342 513-577 100-220 312-418 291-666-23-270-27-526-187-785-136-221-328-333-531-443l-77-39">
            <text:p/>
          </draw:path>
          <draw:g>
            <svg:title>TexMaths</svg:title>
            <svg:desc>22§display§t \rightarrow t_n = n \Delta t§svg§600§FALSE§</svg:desc>
            <draw:frame draw:style-name="gr10" draw:text-style-name="P11" draw:layer="layout" svg:width="4.633cm" svg:height="0.73cm" svg:x="1.461cm" svg:y="11.444cm">
              <draw:image xlink:href="Pictures/100022CE0000083B0000014DE611148DF41A4AF4.svg" xlink:type="simple" xlink:show="embed" xlink:actuate="onLoad" loext:mime-type="image/svg+xml">
                <text:p/>
              </draw:image>
              <draw:image xlink:href="Pictures/100002010000004F0000000C8C963193324A7EA8.png" xlink:type="simple" xlink:show="embed" xlink:actuate="onLoad" loext:mime-type="image/png"/>
            </draw:frame>
          </draw:g>
        </draw:g>
        <draw:g xml:id="id16" draw:id="id16">
          <draw:custom-shape draw:style-name="gr17" draw:text-style-name="P10" draw:layer="layout" svg:width="9.651cm" svg:height="3.27cm" svg:x="17.242cm" svg:y="11.10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8" draw:text-style-name="P18" draw:layer="layout" svg:width="7.457cm" svg:height="0.962cm" svg:x="18.339cm" svg:y="11.169cm">
            <draw:text-box>
              <text:p text:style-name="P17">Time-reversal invariant!!!</text:p>
            </draw:text-box>
          </draw:frame>
          <draw:g>
            <svg:title>TexMaths</svg:title>
            <svg:desc>22§display§\Delta t \rightarrow -\Delta t§svg§600§FALSE§</svg:desc>
            <draw:frame draw:style-name="gr10" draw:text-style-name="P11" draw:layer="layout" svg:width="3.626cm" svg:height="0.561cm" svg:x="20.254cm" svg:y="12.33cm">
              <draw:image xlink:href="Pictures/100011830000067100000100FA932DC45845BB77.svg" xlink:type="simple" xlink:show="embed" xlink:actuate="onLoad" loext:mime-type="image/svg+xml">
                <text:p/>
              </draw:image>
              <draw:image xlink:href="Pictures/100002010000003E00000009D09C4D3C814D9B22.png" xlink:type="simple" xlink:show="embed" xlink:actuate="onLoad" loext:mime-type="image/png"/>
            </draw:frame>
          </draw:g>
          <draw:frame draw:style-name="gr8" draw:text-style-name="P24" draw:layer="layout" svg:width="9.697cm" svg:height="0.962cm" svg:x="17.219cm" svg:y="13.235cm">
            <draw:text-box>
              <text:p text:style-name="P17"><text:span text:style-name="T11">Noether</text:span><text:span text:style-name="T12">: conservation of energy!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</anim:seq>
        </anim:par>
        <presentation:notes draw:style-name="dp4">
          <office:forms form:automatic-focus="false" form:apply-design-mode="false"/>
          <draw:page-thumbnail draw:style-name="gr5" draw:layer="layout" svg:width="18.624cm" svg:height="10.476cm" svg:x="1.482cm" svg:y="2.123cm" draw:page-number="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use-footer-name="ftr1" presentation:use-date-time-name="dtd1">
        <office:forms form:automatic-focus="false" form:apply-design-mode="false"/>
        <draw:g xml:id="id21" draw:id="id21">
          <draw:custom-shape draw:style-name="gr18" draw:text-style-name="P25" draw:layer="layout" svg:width="3.048cm" svg:height="0.885cm" svg:x="15.158cm" svg:y="7.8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19" draw:text-style-name="P12" draw:layer="layout" svg:width="1.893cm" svg:height="2.144cm" draw:transform="rotate (0.78801615727544) translate (16.8315129193892cm 7.84863557662007cm)" svg:viewBox="0 0 1894 2145" svg:d="M0 33c299-113 557 95 833 153 250 52 379 255 538 416 155 156 299 289 382 540 85 255 169 501 133 756l-33 247">
            <text:p/>
          </draw:path>
        </draw:g>
        <draw:g xml:id="id22" draw:id="id22">
          <draw:custom-shape draw:style-name="gr18" draw:text-style-name="P25" draw:layer="layout" svg:width="3.048cm" svg:height="0.885cm" svg:x="17.15cm" svg:y="7.89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19" draw:text-style-name="P12" draw:layer="layout" svg:width="1.893cm" svg:height="2.144cm" draw:transform="rotate (0.78801615727544) translate (18.8235129193892cm 7.84963557662007cm)" svg:viewBox="0 0 1894 2145" svg:d="M0 33c299-113 557 95 833 153 250 52 379 255 538 416 155 156 299 289 382 540 85 255 169 501 133 756l-33 247">
            <text:p/>
          </draw:path>
        </draw:g>
        <draw:g xml:id="id27" draw:id="id27">
          <draw:custom-shape draw:style-name="gr20" draw:text-style-name="P25" draw:layer="layout" svg:width="2.032cm" svg:height="0.885cm" svg:x="0.696cm" svg:y="7.87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21" draw:text-style-name="P12" draw:layer="layout" svg:width="1.585cm" svg:height="1.622cm" draw:transform="skewX (0.439648438577372) rotate (1.00810217595192) translate (1.7630958983305cm 7.8226681995529cm)" svg:viewBox="0 0 1586 1623" svg:d="M0 25c251-85 467 72 698 116 209 39 317 193 451 314 130 118 250 219 319 409 71 193 142 379 111 572l-28 187">
            <text:p/>
          </draw:path>
          <draw:frame draw:style-name="gr8" draw:text-style-name="P26" draw:layer="layout" svg:width="1.556cm" svg:height="0.962cm" svg:x="1.92cm" svg:y="6.428cm">
            <draw:text-box>
              <text:p text:style-name="P13">???</text:p>
            </draw:text-box>
          </draw:frame>
        </draw:g>
        <draw:g>
          <svg:title>TexMaths</svg:title>
          <svg:desc>22§display§\dfrac{d^2\vec{r}(t)}{dt^2} = \vec{a}(t, \vec{r}(t))§svg§600§FALSE§</svg:desc>
          <draw:frame draw:style-name="gr10" draw:text-style-name="P11" draw:layer="layout" svg:width="5.986cm" svg:height="1.758cm" svg:x="2.396cm" svg:y="2.286cm">
            <draw:image xlink:href="Pictures/1000513600000AA200000320063D659497C23F08.svg" xlink:type="simple" xlink:show="embed" xlink:actuate="onLoad" loext:mime-type="image/svg+xml">
              <text:p/>
            </draw:image>
            <draw:image xlink:href="Pictures/10000201000000660000001E643ADC9A352E1215.png" xlink:type="simple" xlink:show="embed" xlink:actuate="onLoad" loext:mime-type="image/png"/>
          </draw:frame>
        </draw:g>
        <draw:g>
          <svg:title>TexMaths</svg:title>
          <svg:desc>22§display§r''_n = \dfrac{r_{n-1} - 2 r_n + r_{n+1}}{\Delta t^2}§svg§600§FALSE§</svg:desc>
          <draw:frame draw:style-name="gr10" draw:text-style-name="P11" draw:layer="layout" svg:width="8.052cm" svg:height="1.575cm" svg:x="3.754cm" svg:y="4.244cm">
            <draw:image xlink:href="Pictures/100050DF00000E4D000002CD7F71293027F0643A.svg" xlink:type="simple" xlink:show="embed" xlink:actuate="onLoad" loext:mime-type="image/svg+xml">
              <text:p/>
            </draw:image>
            <draw:image xlink:href="Pictures/10000201000000890000001B5F32B114D6797855.png" xlink:type="simple" xlink:show="embed" xlink:actuate="onLoad" loext:mime-type="image/png"/>
          </draw:frame>
        </draw:g>
        <draw:frame draw:style-name="gr6" draw:text-style-name="P7" draw:layer="layout" svg:width="17.761cm" svg:height="1.517cm" svg:x="1.214cm" svg:y="0.528cm">
          <draw:text-box>
            <text:p text:style-name="P1"><text:span text:style-name="T6">Verlet integration</text:span></text:p>
          </draw:text-box>
        </draw:frame>
        <draw:custom-shape draw:style-name="gr22" draw:text-style-name="P10" draw:layer="layout" svg:width="0.762cm" svg:height="3.81cm" svg:x="11.73cm" svg:y="2.186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8" draw:text-style-name="P26" draw:layer="layout" svg:width="4.469cm" svg:height="0.962cm" svg:x="12.7cm" svg:y="4.826cm">
          <draw:text-box>
            <text:p xml:id="id18" text:id="id18" text:style-name="P27">is it sufficient?</text:p>
          </draw:text-box>
        </draw:frame>
        <draw:g xml:id="id20" draw:id="id20">
          <draw:g>
            <svg:title>TexMaths</svg:title>
            <svg:desc>22§display§t_n§svg§600§FALSE§</svg:desc>
            <draw:frame draw:style-name="gr10" draw:text-style-name="P11" draw:layer="layout" svg:width="0.634cm" svg:height="0.603cm" svg:x="17.448cm" svg:y="8.709cm">
              <draw:image xlink:href="Pictures/10000C1C000001210000011367D5FBB50DA6AC0D.svg" xlink:type="simple" xlink:show="embed" xlink:actuate="onLoad" loext:mime-type="image/svg+xml">
                <text:p/>
              </draw:image>
              <draw:image xlink:href="Pictures/100002010000000B0000000A6877CD5731289054.png" xlink:type="simple" xlink:show="embed" xlink:actuate="onLoad" loext:mime-type="image/png"/>
            </draw:frame>
          </draw:g>
          <draw:g>
            <svg:title>TexMaths</svg:title>
            <svg:desc>22§display§t_{n+1}§svg§600§FALSE§</svg:desc>
            <draw:frame draw:style-name="gr10" draw:text-style-name="P11" draw:layer="layout" svg:width="1.448cm" svg:height="0.719cm" svg:x="19.048cm" svg:y="8.711cm">
              <draw:image xlink:href="Pictures/100010770000029300000148071B533D0593C3FD.svg" xlink:type="simple" xlink:show="embed" xlink:actuate="onLoad" loext:mime-type="image/svg+xml">
                <text:p/>
              </draw:image>
              <draw:image xlink:href="Pictures/10000201000000190000000C48A772528C45E58B.png" xlink:type="simple" xlink:show="embed" xlink:actuate="onLoad" loext:mime-type="image/png"/>
            </draw:frame>
          </draw:g>
          <draw:g>
            <svg:title>TexMaths</svg:title>
            <svg:desc>22§display§t_{n-1}§svg§600§FALSE§</svg:desc>
            <draw:frame draw:style-name="gr10" draw:text-style-name="P11" draw:layer="layout" svg:width="1.399cm" svg:height="0.603cm" svg:x="15.037cm" svg:y="8.713cm">
              <draw:image xlink:href="Pictures/10000F4B0000027D00000113CD4FA3E2E3039560.svg" xlink:type="simple" xlink:show="embed" xlink:actuate="onLoad" loext:mime-type="image/svg+xml">
                <text:p/>
              </draw:image>
              <draw:image xlink:href="Pictures/10000201000000180000000A21DAFDF3C26B99E5.png" xlink:type="simple" xlink:show="embed" xlink:actuate="onLoad" loext:mime-type="image/png"/>
            </draw:frame>
          </draw:g>
        </draw:g>
        <draw:g xml:id="id28" draw:id="id28">
          <draw:custom-shape draw:style-name="gr18" draw:text-style-name="P25" draw:layer="layout" svg:width="3.048cm" svg:height="0.885cm" svg:x="1.226cm" svg:y="7.89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19" draw:text-style-name="P12" draw:layer="layout" svg:width="1.893cm" svg:height="2.144cm" draw:transform="rotate (0.78801615727544) translate (2.89951291938922cm 7.85263557662007cm)" svg:viewBox="0 0 1894 2145" svg:d="M0 33c299-113 557 95 833 153 250 52 379 255 538 416 155 156 299 289 382 540 85 255 169 501 133 756l-33 247">
            <text:p/>
          </draw:path>
          <draw:frame draw:style-name="gr8" draw:text-style-name="P29" draw:layer="layout" svg:width="3.618cm" svg:height="0.763cm" svg:x="4.326cm" svg:y="6.451cm">
            <draw:text-box>
              <text:p text:style-name="P28"><text:span text:style-name="T13">ok: Verlet’s rule</text:span></text:p>
            </draw:text-box>
          </draw:frame>
        </draw:g>
        <draw:g xml:id="id26" draw:id="id26">
          <draw:custom-shape draw:style-name="gr23" draw:text-style-name="P11" draw:layer="layout" svg:width="0.254cm" svg:height="0.254cm" svg:x="11.602cm" svg:y="8.21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3" draw:text-style-name="P11" draw:layer="layout" svg:width="0.254cm" svg:height="0.254cm" svg:x="9.603cm" svg:y="8.21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3" draw:text-style-name="P11" draw:layer="layout" svg:width="0.254cm" svg:height="0.254cm" svg:x="7.604cm" svg:y="8.2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3" draw:text-style-name="P11" draw:layer="layout" svg:width="0.254cm" svg:height="0.254cm" svg:x="5.605cm" svg:y="8.2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3" draw:text-style-name="P11" draw:layer="layout" svg:width="0.254cm" svg:height="0.254cm" svg:x="3.606cm" svg:y="8.22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3" draw:text-style-name="P11" draw:layer="layout" svg:width="0.254cm" svg:height="0.254cm" svg:x="1.607cm" svg:y="8.2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svg:title>TexMaths</svg:title>
            <svg:desc>22§display§t_0§svg§600§FALSE§</svg:desc>
            <draw:frame draw:style-name="gr10" draw:text-style-name="P11" draw:layer="layout" svg:width="0.557cm" svg:height="0.609cm" svg:x="1.431cm" svg:y="8.79cm">
              <draw:image xlink:href="Pictures/10000820000000FE00000116C643579E431B54F3.svg" xlink:type="simple" xlink:show="embed" xlink:actuate="onLoad" loext:mime-type="image/svg+xml">
                <text:p/>
              </draw:image>
              <draw:image xlink:href="Pictures/10000201000000090000000A99162C87CF81BC1E.png" xlink:type="simple" xlink:show="embed" xlink:actuate="onLoad" loext:mime-type="image/png"/>
            </draw:frame>
          </draw:g>
          <draw:g>
            <svg:title>TexMaths</svg:title>
            <svg:desc>22§display§t_1§svg§600§FALSE§</svg:desc>
            <draw:frame draw:style-name="gr10" draw:text-style-name="P11" draw:layer="layout" svg:width="0.592cm" svg:height="0.656cm" svg:x="3.388cm" svg:y="8.791cm">
              <draw:image xlink:href="Pictures/100007150000010E0000012B228C91917CD36019.svg" xlink:type="simple" xlink:show="embed" xlink:actuate="onLoad" loext:mime-type="image/svg+xml">
                <text:p/>
              </draw:image>
              <draw:image xlink:href="Pictures/100002010000000A0000000B2D71072E32267562.png" xlink:type="simple" xlink:show="embed" xlink:actuate="onLoad" loext:mime-type="image/png"/>
            </draw:frame>
          </draw:g>
        </draw:g>
        <draw:frame draw:style-name="gr8" draw:text-style-name="P29" draw:layer="layout" svg:width="3.618cm" svg:height="0.763cm" svg:x="16.426cm" svg:y="6.45cm">
          <draw:text-box>
            <text:p xml:id="id25" text:id="id25" text:style-name="P30"><text:span text:style-name="T13">ok: Verlet’s rule</text:span></text:p>
          </draw:text-box>
        </draw:frame>
        <draw:frame draw:style-name="gr24" draw:text-style-name="P32" draw:layer="layout" svg:width="12.004cm" svg:height="2.425cm" svg:x="1.878cm" svg:y="10.168cm">
          <draw:text-box>
            <text:p xml:id="id29" text:id="id29" text:style-name="P31">How to do the first step <text:span text:style-name="T14">from n=0 to n=1</text:span>?</text:p>
            <text:p xml:id="id30" text:id="id30" text:style-name="P31">We know <text:span text:style-name="T14">r</text:span><text:span text:style-name="T15">0</text:span>, <text:span text:style-name="T14">v</text:span><text:span text:style-name="T15">0</text:span>, and <text:span text:style-name="T14">a(t</text:span><text:span text:style-name="T16">0</text:span><text:span text:style-name="T14">, r</text:span><text:span text:style-name="T15">0</text:span><text:span text:style-name="T14">)</text:span> → </text:p>
          </draw:text-box>
        </draw:frame>
        <draw:g xml:id="id17" draw:id="id17">
          <draw:g>
            <svg:title>TexMaths</svg:title>
            <svg:desc>22§display§\vec{r}_{n+1} = 2\vec{r}_n - \vec{r}_{n-1} + \vec{a}(t_n, \vec{r}_n) \Delta t^2§svg§600§FALSE§</svg:desc>
            <draw:frame draw:style-name="gr10" draw:text-style-name="P11" draw:layer="layout" svg:width="11.293cm" svg:height="0.928cm" svg:x="12.807cm" svg:y="3.62cm">
              <draw:image xlink:href="Pictures/100075100000140E000001A79CD4EB55F309315A.svg" xlink:type="simple" xlink:show="embed" xlink:actuate="onLoad" loext:mime-type="image/svg+xml">
                <text:p/>
              </draw:image>
              <draw:image xlink:href="Pictures/10000201000000C0000000102E03C7BAF16439BD.png" xlink:type="simple" xlink:show="embed" xlink:actuate="onLoad" loext:mime-type="image/png"/>
            </draw:frame>
          </draw:g>
          <draw:frame draw:style-name="gr8" draw:text-style-name="P33" draw:layer="layout" svg:width="10.48cm" svg:height="0.802cm" svg:x="12.624cm" svg:y="2.696cm">
            <draw:text-box>
              <text:p text:style-name="P17"><text:span text:style-name="T17">a simple recursion, just as complex as Euler’s</text:span></text:p>
            </draw:text-box>
          </draw:frame>
          <draw:custom-shape draw:style-name="gr25" draw:text-style-name="P10" draw:layer="layout" svg:width="11.684cm" svg:height="2.286cm" svg:x="12.7cm" svg:y="2.5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xml:id="id31" draw:id="id31">
          <draw:g>
            <svg:title>TexMaths</svg:title>
            <svg:desc>22§display§\vec{r}_1 = \vec{r}_0 + \vec{v}_0 \Delta t + \dfrac{1}{2} \vec{a}(t_0, \vec{r}_0) \Delta t^2§svg§600§FALSE§</svg:desc>
            <draw:frame draw:style-name="gr10" draw:text-style-name="P11" draw:layer="layout" svg:width="10.483cm" svg:height="1.624cm" svg:x="14.024cm" svg:y="11.153cm">
              <draw:image xlink:href="Pictures/100060540000129E000002E392876FFF438C28D3.svg" xlink:type="simple" xlink:show="embed" xlink:actuate="onLoad" loext:mime-type="image/svg+xml">
                <text:p/>
              </draw:image>
              <draw:image xlink:href="Pictures/10000201000000B20000001BD4D4B647D30B618D.png" xlink:type="simple" xlink:show="embed" xlink:actuate="onLoad" loext:mime-type="image/png"/>
            </draw:frame>
          </draw:g>
          <draw:custom-shape draw:style-name="gr26" draw:text-style-name="P10" draw:layer="layout" svg:width="11.043cm" svg:height="2.059cm" svg:x="13.801cm" svg:y="10.97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8" draw:text-style-name="P33" draw:layer="layout" svg:width="5.523cm" svg:height="0.802cm" svg:x="19.187cm" svg:y="12.962cm">
            <draw:text-box>
              <text:p text:style-name="P17"><text:span text:style-name="T17">small initialization error</text:span></text:p>
            </draw:text-box>
          </draw:frame>
        </draw:g>
        <draw:g xml:id="id23" draw:id="id23">
          <draw:custom-shape draw:style-name="gr18" draw:text-style-name="P25" draw:layer="layout" svg:width="3.048cm" svg:height="0.885cm" svg:x="19.242cm" svg:y="7.8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19" draw:text-style-name="P12" draw:layer="layout" svg:width="1.893cm" svg:height="2.144cm" draw:transform="rotate (0.78801615727544) translate (20.9155129193892cm 7.85063557662007cm)" svg:viewBox="0 0 1894 2145" svg:d="M0 33c299-113 557 95 833 153 250 52 379 255 538 416 155 156 299 289 382 540 85 255 169 501 133 756l-33 247">
            <text:p/>
          </draw:path>
        </draw:g>
        <draw:g xml:id="id24" draw:id="id24">
          <draw:custom-shape draw:style-name="gr18" draw:text-style-name="P25" draw:layer="layout" svg:width="3.048cm" svg:height="0.885cm" svg:x="21.234cm" svg:y="7.8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19" draw:text-style-name="P12" draw:layer="layout" svg:width="1.893cm" svg:height="2.144cm" draw:transform="rotate (0.78801615727544) translate (22.9075129193892cm 7.85163557662007cm)" svg:viewBox="0 0 1894 2145" svg:d="M0 33c299-113 557 95 833 153 250 52 379 255 538 416 155 156 299 289 382 540 85 255 169 501 133 756l-33 247">
            <text:p/>
          </draw:path>
        </draw:g>
        <draw:g xml:id="id19" draw:id="id19">
          <draw:custom-shape draw:style-name="gr23" draw:text-style-name="P11" draw:layer="layout" svg:width="0.254cm" svg:height="0.254cm" svg:x="15.6cm" svg:y="8.2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3" draw:text-style-name="P11" draw:layer="layout" svg:width="0.254cm" svg:height="0.254cm" svg:x="17.601cm" svg:y="8.2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3" draw:text-style-name="P11" draw:layer="layout" svg:width="0.254cm" svg:height="0.254cm" svg:x="19.602cm" svg:y="8.21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3" draw:text-style-name="P11" draw:layer="layout" svg:width="0.254cm" svg:height="0.254cm" svg:x="21.603cm" svg:y="8.21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3" draw:text-style-name="P11" draw:layer="layout" svg:width="0.254cm" svg:height="0.254cm" svg:x="23.604cm" svg:y="8.2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3" draw:text-style-name="P11" draw:layer="layout" svg:width="0.254cm" svg:height="0.254cm" svg:x="13.601cm" svg:y="8.2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7" draw:text-style-name="P12" draw:layer="layout" svg:x1="1.861cm" svg:y1="8.336cm" svg:x2="25.76cm" svg:y2="8.336cm">
            <text:p/>
          </draw:line>
          <draw:g>
            <svg:title>TexMaths</svg:title>
            <svg:desc>22§display§t§svg§600§FALSE§</svg:desc>
            <draw:frame draw:style-name="gr10" draw:text-style-name="P11" draw:layer="layout" svg:width="0.31cm" svg:height="0.548cm" svg:x="26.141cm" svg:y="8.035cm">
              <draw:image xlink:href="Pictures/1000050C0000008E000000FAA97116E0403CFF76.svg" xlink:type="simple" xlink:show="embed" xlink:actuate="onLoad" loext:mime-type="image/svg+xml">
                <text:p/>
              </draw:image>
              <draw:image xlink:href="Pictures/1000020100000005000000093E6991309311311C.png" xlink:type="simple" xlink:show="embed" xlink:actuate="onLoad" loext:mime-type="image/png"/>
            </draw:frame>
          </draw:g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</anim:seq>
        </anim:par>
        <presentation:notes draw:style-name="dp4">
          <office:forms form:automatic-focus="false" form:apply-design-mode="false"/>
          <draw:page-thumbnail draw:style-name="gr5" draw:layer="layout" svg:width="18.624cm" svg:height="10.476cm" svg:x="1.482cm" svg:y="2.123cm" draw:page-number="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use-footer-name="ftr1" presentation:use-date-time-name="dtd1">
        <office:forms form:automatic-focus="false" form:apply-design-mode="false"/>
        <draw:frame draw:style-name="gr6" draw:text-style-name="P7" draw:layer="layout" svg:width="17.761cm" svg:height="1.517cm" svg:x="1.215cm" svg:y="0.529cm">
          <draw:text-box>
            <text:p text:style-name="P1"><text:span text:style-name="T6">Velocity-dependent forces</text:span></text:p>
          </draw:text-box>
        </draw:frame>
        <draw:frame draw:style-name="gr8" draw:text-style-name="P18" draw:layer="layout" svg:width="2.479cm" svg:height="0.962cm" svg:x="2.126cm" svg:y="2.318cm">
          <draw:text-box>
            <text:p text:style-name="P17">What if</text:p>
          </draw:text-box>
        </draw:frame>
        <draw:g>
          <svg:title>TexMaths</svg:title>
          <svg:desc>22§display§\vec{a} \equiv \vec{a}(t, \vec{r}(t), \vec{v}(t))§svg§600§FALSE§</svg:desc>
          <draw:frame draw:style-name="gr10" draw:text-style-name="P11" draw:layer="layout" svg:width="5.977cm" svg:height="0.829cm" svg:x="4.599cm" svg:y="2.395cm">
            <draw:image xlink:href="Pictures/100045B700000A9E0000017AD7929253427C2DAB.svg" xlink:type="simple" xlink:show="embed" xlink:actuate="onLoad" loext:mime-type="image/svg+xml">
              <text:p/>
            </draw:image>
            <draw:image xlink:href="Pictures/10000201000000660000000ED1CE4CC50B065B9F.png" xlink:type="simple" xlink:show="embed" xlink:actuate="onLoad" loext:mime-type="image/png"/>
          </draw:frame>
        </draw:g>
        <draw:frame draw:style-name="gr8" draw:text-style-name="P34" draw:layer="layout" svg:width="1.442cm" svg:height="2.143cm" svg:x="10.527cm" svg:y="1.706cm">
          <draw:text-box>
            <text:p text:style-name="P13"><text:span text:style-name="T18">?</text:span></text:p>
          </draw:text-box>
        </draw:frame>
        <draw:g xml:id="id32" draw:id="id32">
          <draw:line draw:style-name="gr27" draw:text-style-name="P12" draw:layer="layout" svg:x1="12.446cm" svg:y1="3.048cm" svg:x2="18.796cm" svg:y2="3.048cm">
            <text:p/>
          </draw:line>
          <draw:frame draw:style-name="gr8" draw:text-style-name="P36" draw:layer="layout" svg:width="3.249cm" svg:height="0.962cm" svg:x="14.834cm" svg:y="2.202cm">
            <draw:text-box>
              <text:p text:style-name="P35">answer 1:</text:p>
            </draw:text-box>
          </draw:frame>
        </draw:g>
        <draw:g xml:id="id33" draw:id="id33">
          <draw:frame draw:style-name="gr8" draw:text-style-name="P38" draw:layer="layout" svg:width="6.018cm" svg:height="2.384cm" svg:x="18.891cm" svg:y="1.814cm">
            <draw:text-box>
              <text:p text:style-name="P37">forget Verlet...</text:p>
              <text:p text:style-name="P37">use <text:span text:style-name="T14">Runge-Kutta</text:span></text:p>
              <text:p text:style-name="P37">+ reduction of order</text:p>
            </draw:text-box>
          </draw:frame>
          <draw:custom-shape draw:style-name="gr28" draw:text-style-name="P10" draw:layer="layout" svg:width="6.969cm" svg:height="2.54cm" svg:x="18.034cm" svg:y="1.77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xml:id="id34" draw:id="id34">
          <draw:path draw:style-name="gr29" draw:text-style-name="P12" draw:layer="layout" svg:width="8.586cm" svg:height="0.78cm" draw:transform="rotate (-3.14159265358979) translate (10.695cm 4.042cm)" svg:viewBox="0 0 8587 781" svg:d="M0 659c232-55 438 50 674 44 227-5 450 19 674 22 239 3 478 0 717 0 240 0 479 0 718 0 231 0 464 0 695 0 225 0 451 0 674 0 218 0 436 0 652 0 225 0 451 0 674 0 218 0 435 0 652 0s439-40 652 0c229 43 450 36 674 44 217 7 442-53 652 0 296 74 493-203 478-440v-263l-21-66">
            <text:p/>
          </draw:path>
          <draw:frame draw:style-name="gr8" draw:text-style-name="P38" draw:layer="layout" svg:width="10.721cm" svg:height="1.673cm" svg:x="2.239cm" svg:y="3.556cm">
            <draw:text-box>
              <text:p text:style-name="P37">answer 2:</text:p>
              <text:p text:style-name="P37">→ use Euler to calculate the velocity</text:p>
            </draw:text-box>
          </draw:frame>
        </draw:g>
        <draw:line draw:style-name="gr14" draw:text-style-name="P12" draw:layer="layout" svg:x1="1.27cm" svg:y1="6.604cm" svg:x2="26.162cm" svg:y2="6.604cm">
          <text:p/>
        </draw:line>
        <draw:frame draw:style-name="gr8" draw:text-style-name="P18" draw:layer="layout" svg:width="10.832cm" svg:height="0.962cm" svg:x="1.148cm" svg:y="6.766cm">
          <draw:text-box>
            <text:p xml:id="id36" text:id="id36" text:style-name="P23">Summary: the <text:span text:style-name="T14">full Verlet</text:span> recursion is:</text:p>
          </draw:text-box>
        </draw:frame>
        <draw:g xml:id="id37" draw:id="id37">
          <draw:g>
            <svg:title>TexMaths</svg:title>
            <svg:desc>22§display§\dfrac{d^2\vec{r}(t)}{dt^2} = \vec{a}(t, \vec{r}(t), \vec{v}(t))§svg§600§FALSE§</svg:desc>
            <draw:frame draw:style-name="gr10" draw:text-style-name="P11" draw:layer="layout" svg:width="7.614cm" svg:height="1.758cm" svg:x="2.097cm" svg:y="9.187cm">
              <draw:image xlink:href="Pictures/1000647600000D8600000320701D0B967F7F87B3.svg" xlink:type="simple" xlink:show="embed" xlink:actuate="onLoad" loext:mime-type="image/svg+xml">
                <text:p/>
              </draw:image>
              <draw:image xlink:href="Pictures/10000201000000810000001E88366417A9D11028.png" xlink:type="simple" xlink:show="embed" xlink:actuate="onLoad" loext:mime-type="image/png"/>
            </draw:frame>
          </draw:g>
          <draw:g>
            <svg:title>TexMaths</svg:title>
            <svg:desc>22§display§\vec{r}(0) = \vec{r}_0§svg§600§FALSE§</svg:desc>
            <draw:frame draw:style-name="gr10" draw:text-style-name="P11" draw:layer="layout" svg:width="3.098cm" svg:height="0.829cm" svg:x="2.794cm" svg:y="12.125cm">
              <draw:image xlink:href="Pictures/10001F54000005810000017A4ABE1CA9823846D7.svg" xlink:type="simple" xlink:show="embed" xlink:actuate="onLoad" loext:mime-type="image/svg+xml">
                <text:p/>
              </draw:image>
              <draw:image xlink:href="Pictures/10000201000000350000000EEE33D8E2061326B2.png" xlink:type="simple" xlink:show="embed" xlink:actuate="onLoad" loext:mime-type="image/png"/>
            </draw:frame>
          </draw:g>
          <draw:g>
            <svg:title>TexMaths</svg:title>
            <svg:desc>22§display§\dot{\vec{r}}(0) = \vec{v}_0§svg§600§FALSE§</svg:desc>
            <draw:frame draw:style-name="gr10" draw:text-style-name="P11" draw:layer="layout" svg:width="3.124cm" svg:height="0.986cm" svg:x="2.796cm" svg:y="12.984cm">
              <draw:image xlink:href="Pictures/10001FAC0000058D000001C1F6C850E8395C20BC.svg" xlink:type="simple" xlink:show="embed" xlink:actuate="onLoad" loext:mime-type="image/svg+xml">
                <text:p/>
              </draw:image>
              <draw:image xlink:href="Pictures/10000201000000350000001190CF202FE839D26E.png" xlink:type="simple" xlink:show="embed" xlink:actuate="onLoad" loext:mime-type="image/png"/>
            </draw:frame>
          </draw:g>
          <draw:custom-shape draw:style-name="gr30" draw:text-style-name="P10" draw:layer="layout" svg:width="8.382cm" svg:height="6.096cm" svg:x="1.616cm" svg:y="8.12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8" draw:text-style-name="P36" draw:layer="layout" svg:width="3.216cm" svg:height="0.962cm" svg:x="2.302cm" svg:y="8.115cm">
            <draw:text-box>
              <text:p text:style-name="P35">Prototype</text:p>
            </draw:text-box>
          </draw:frame>
          <draw:frame draw:style-name="gr8" draw:text-style-name="P36" draw:layer="layout" svg:width="5.006cm" svg:height="0.962cm" svg:x="2.302cm" svg:y="11.115cm">
            <draw:text-box>
              <text:p text:style-name="P35">Initial conditions</text:p>
            </draw:text-box>
          </draw:frame>
        </draw:g>
        <draw:g xml:id="id39" draw:id="id39">
          <draw:g>
            <svg:title>TexMaths</svg:title>
            <svg:desc>22§display§\vec{r}_1 = \vec{r}_0 + \vec{v}_0 \Delta t + \dfrac{1}{2} \vec{a}(t_0, \vec{r}_0, \vec{v}_0) \Delta t^2§svg§600§FALSE§</svg:desc>
            <draw:frame draw:style-name="gr10" draw:text-style-name="P11" draw:layer="layout" svg:width="11.548cm" svg:height="1.624cm" svg:x="13.686cm" svg:y="7.697cm">
              <draw:image xlink:href="Pictures/10006D8100001482000002E34581D8BF22954530.svg" xlink:type="simple" xlink:show="embed" xlink:actuate="onLoad" loext:mime-type="image/svg+xml">
                <text:p/>
              </draw:image>
              <draw:image xlink:href="Pictures/10000201000000C40000001B3A02C4BFE1274B67.png" xlink:type="simple" xlink:show="embed" xlink:actuate="onLoad" loext:mime-type="image/png"/>
            </draw:frame>
          </draw:g>
          <draw:frame draw:style-name="gr8" draw:text-style-name="P36" draw:layer="layout" svg:width="5.163cm" svg:height="0.962cm" svg:x="12.676cm" svg:y="7.22cm">
            <draw:text-box>
              <text:p text:style-name="P35">First step: 0 → 1</text:p>
            </draw:text-box>
          </draw:frame>
          <draw:g>
            <svg:title>TexMaths</svg:title>
            <svg:desc>22§display§\vec{v}_{1} = \vec{v}_0 + \vec{a}(t_0, \vec{r}_0, \vec{v}_0) \Delta t§svg§600§FALSE§</svg:desc>
            <draw:frame draw:style-name="gr10" draw:text-style-name="P11" draw:layer="layout" svg:width="8.147cm" svg:height="0.829cm" svg:x="13.644cm" svg:y="9.467cm">
              <draw:image xlink:href="Pictures/10004FE800000E780000017A77D23575AB9451D1.svg" xlink:type="simple" xlink:show="embed" xlink:actuate="onLoad" loext:mime-type="image/svg+xml">
                <text:p/>
              </draw:image>
              <draw:image xlink:href="Pictures/100002010000008B0000000ED345119961FDB640.png" xlink:type="simple" xlink:show="embed" xlink:actuate="onLoad" loext:mime-type="image/png"/>
            </draw:frame>
          </draw:g>
          <draw:custom-shape draw:style-name="gr31" draw:text-style-name="P10" draw:layer="layout" svg:width="13.208cm" svg:height="3.302cm" svg:x="12.446cm" svg:y="7.11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xml:id="id41" draw:id="id41">
          <draw:g>
            <svg:title>TexMaths</svg:title>
            <svg:desc>22§display§\vec{r}_{n+1} = 2\vec{r}_n - \vec{r}_{n-1} + \vec{a}(t_n, \vec{r}_n) \Delta t^2§svg§600§FALSE§</svg:desc>
            <draw:frame draw:style-name="gr10" draw:text-style-name="P11" draw:layer="layout" svg:width="11.293cm" svg:height="0.928cm" svg:x="13.654cm" svg:y="11.756cm">
              <draw:image xlink:href="Pictures/100075100000140E000001A79CD4EB55F309315A.svg" xlink:type="simple" xlink:show="embed" xlink:actuate="onLoad" loext:mime-type="image/svg+xml">
                <text:p/>
              </draw:image>
              <draw:image xlink:href="Pictures/10000201000000C0000000102E03C7BAF16439BD.png" xlink:type="simple" xlink:show="embed" xlink:actuate="onLoad" loext:mime-type="image/png"/>
            </draw:frame>
          </draw:g>
          <draw:custom-shape draw:style-name="gr32" draw:text-style-name="P10" draw:layer="layout" svg:width="13.208cm" svg:height="3.555cm" svg:x="12.447cm" svg:y="10.667cm">
            <text:p/>
            <draw:enhanced-geometry svg:viewBox="0 0 21600 21600" draw:path-stretchpoint-x="10800" draw:path-stretchpoint-y="10800" draw:text-areas="?f3 ?f4 ?f5 ?f6" draw:mirror-vertical="tru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8" draw:text-style-name="P36" draw:layer="layout" svg:width="6.556cm" svg:height="0.962cm" svg:x="12.677cm" svg:y="10.82cm">
            <draw:text-box>
              <text:p text:style-name="P35">Other steps: n → n+1</text:p>
            </draw:text-box>
          </draw:frame>
          <draw:g>
            <svg:title>TexMaths</svg:title>
            <svg:desc>22§display§\vec{v}_{n+1} = \vec{v}_{n-1} + \vec{a}(t_n, \vec{r}_n, \vec{v}_n) 2 \Delta t§svg§600§FALSE§</svg:desc>
            <draw:frame draw:style-name="gr10" draw:text-style-name="P11" draw:layer="layout" svg:width="10.476cm" svg:height="0.829cm" svg:x="13.628cm" svg:y="13.099cm">
              <draw:image xlink:href="Pictures/100071080000129B0000017AEEFA3D5C529B7B10.svg" xlink:type="simple" xlink:show="embed" xlink:actuate="onLoad" loext:mime-type="image/svg+xml">
                <text:p/>
              </draw:image>
              <draw:image xlink:href="Pictures/10000201000000B20000000E5443E10D2B0A6B3C.png" xlink:type="simple" xlink:show="embed" xlink:actuate="onLoad" loext:mime-type="image/png"/>
            </draw:frame>
          </draw:g>
        </draw:g>
        <draw:path draw:style-name="gr29" draw:text-style-name="P12" xml:id="id38" draw:id="id38" draw:layer="layout" svg:width="3.3cm" svg:height="0.992cm" draw:transform="rotate (-0.112399203828435) translate (9.82820514515565cm 8.13179334302094cm)" svg:viewBox="0 0 3301 993" svg:d="M0 991c233 11 462-42 693-56 238-14 506-51 675-230 179-190 426-276 656-384 227-106 473-110 698-211l213-47 238-26 128-37">
          <text:p/>
        </draw:path>
        <draw:path draw:style-name="gr29" draw:text-style-name="P12" xml:id="id40" draw:id="id40" draw:layer="layout" svg:width="1.254cm" svg:height="2.508cm" draw:transform="rotate (-3.14159265358979) translate (13.003cm 11.798cm)" svg:viewBox="0 0 1255 2509" svg:d="M0 2483c282 114 419-177 652-264 273-102 451-379 565-637 92-209-17-458 22-681 46-266-137-514-370-593-227-77-449-176-674-264l-108-44">
          <text:p/>
        </draw:path>
        <draw:path draw:style-name="gr29" draw:text-style-name="P12" xml:id="id42" draw:id="id42" draw:layer="layout" svg:width="2.245cm" svg:height="2.33cm" draw:transform="rotate (2.54887883961252) translate (11.8628574259307cm 14.675710450995cm)" svg:viewBox="0 0 2246 2331" svg:d="M363 2324c274-5 544 6 817 7 254 1 446-138 633-267 186-129 464-237 430-528-26-231-157-416-260-620-112-221-214-423-333-650-142-270-443-298-661-243-212 54-355 256-553 346-258 117-332 412-376 650l-39 291-21 280 1 157">
          <text:p/>
        </draw:path>
        <draw:g xml:id="id35" draw:id="id35">
          <draw:frame draw:style-name="gr10" draw:text-style-name="P11" draw:layer="layout" svg:width="8.147cm" svg:height="0.829cm" svg:x="3.217cm" svg:y="5.296cm">
            <draw:image xlink:href="Pictures/10004FE800000E780000017A77D23575AB9451D1.svg" xlink:type="simple" xlink:show="embed" xlink:actuate="onLoad" loext:mime-type="image/svg+xml">
              <text:p/>
            </draw:image>
            <draw:image xlink:href="Pictures/100002010000008B0000000E3C16D95F688B0A85.png" xlink:type="simple" xlink:show="embed" xlink:actuate="onLoad" loext:mime-type="image/png"/>
          </draw:frame>
          <draw:g>
            <svg:title>TexMaths</svg:title>
            <svg:desc>22§display§\vec{v}_{n+1} = \vec{v}_{n-1} + \vec{a}(t_n, \vec{r}_n, \vec{v}_n) 2 \Delta t§svg§600§FALSE§</svg:desc>
            <draw:frame draw:style-name="gr10" draw:text-style-name="P11" draw:layer="layout" svg:width="10.476cm" svg:height="0.829cm" svg:x="14.362cm" svg:y="5.298cm">
              <draw:image xlink:href="Pictures/100071080000129B0000017AEEFA3D5C529B7B10.svg" xlink:type="simple" xlink:show="embed" xlink:actuate="onLoad" loext:mime-type="image/svg+xml">
                <text:p/>
              </draw:image>
              <draw:image xlink:href="Pictures/10000201000000B20000000E5443E10D2B0A6B3C.png" xlink:type="simple" xlink:show="embed" xlink:actuate="onLoad" loext:mime-type="image/png"/>
            </draw:frame>
          </draw:g>
          <draw:frame draw:style-name="gr8" draw:text-style-name="P18" draw:layer="layout" svg:width="1.556cm" svg:height="0.962cm" svg:x="12.146cm" svg:y="5.242cm">
            <draw:text-box>
              <text:p text:style-name="P17">and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</anim:seq>
        </anim:par>
        <presentation:notes draw:style-name="dp4">
          <office:forms form:automatic-focus="false" form:apply-design-mode="false"/>
          <draw:page-thumbnail draw:style-name="gr5" draw:layer="layout" svg:width="18.624cm" svg:height="10.476cm" svg:x="1.482cm" svg:y="2.123cm" draw:page-number="5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2" svg:font-family="Arial" style:font-family-generic="swiss"/>
    <style:font-face style:name="Comfortaa" svg:font-family="Comfortaa" style:font-adornments="Regular" style:font-pitch="variable"/>
    <style:font-face style:name="Arial" svg:font-family="Arial" style:font-family-generic="roman" style:font-pitch="variable"/>
    <style:font-face style:name="Comfortaa2" svg:font-family="Comfortaa" style:font-family-generic="roman" style:font-pitch="variable"/>
    <style:font-face style:name="Comfortaa1" svg:font-family="Comfortaa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ejaVu Sans1" svg:font-family="'DejaVu Sans'" style:font-family-generic="swiss" style:font-pitch="variable"/>
    <style:font-face style:name="Noto Sans Devanagari1" svg:font-family="'Noto Sans Devanagari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5f_1" style:display-name="Default_1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003d73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omfortaa" fo:font-family="Comfortaa" style:font-style-name="Regular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1">
      <style:graphic-properties svg:stroke-color="#000000" draw:fill="none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2">
      <style:graphic-properties draw:stroke="none" draw:fill="none" draw:fill-image-width="0cm" draw:fill-image-height="0cm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2.629cm" svg:x="1.399cm" svg:y="0.627cm" presentation:class="title" presentation:placeholder="true">
        <draw:text-box/>
      </draw:frame>
      <draw:frame presentation:style-name="Default-outline1" draw:layer="backgroundobjects" svg:width="25.191cm" svg:height="9.133cm" svg:x="1.399cm" svg:y="3.684cm" presentation:class="outline" presentation:placeholder="true">
        <draw:text-box/>
      </draw:frame>
      <draw:frame presentation:style-name="Mpr1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085cm" svg:x="20.069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9-08-13T18:07:20.150073975</meta:creation-date>
    <dc:date>2019-09-17T19:54:26.663153303</dc:date>
    <meta:editing-duration>PT22H59M7S</meta:editing-duration>
    <meta:editing-cycles>400</meta:editing-cycles>
    <meta:generator>LibreOffice/6.3.0.4$Linux_X86_64 LibreOffice_project/30$Build-4</meta:generator>
    <meta:document-statistic meta:object-count="205"/>
  </office:meta>
</office:document-meta>
</file>